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d8c" officeooo:paragraph-rsid="00055d8c"/>
    </style:style>
    <style:style style:name="P2" style:family="paragraph" style:parent-style-name="Standard">
      <style:text-properties fo:font-weight="normal" officeooo:rsid="00077980" officeooo:paragraph-rsid="00077980" style:font-weight-asian="normal" style:font-weight-complex="normal"/>
    </style:style>
    <style:style style:name="P3" style:family="paragraph" style:parent-style-name="Standard">
      <style:text-properties fo:font-weight="normal" officeooo:rsid="0007ffe5" officeooo:paragraph-rsid="0007ffe5" style:font-weight-asian="normal" style:font-weight-complex="normal"/>
    </style:style>
    <style:style style:name="P4" style:family="paragraph" style:parent-style-name="Standard">
      <style:text-properties fo:font-weight="normal" officeooo:rsid="000be8c1" officeooo:paragraph-rsid="000be8c1" style:font-weight-asian="normal" style:font-weight-complex="normal"/>
    </style:style>
    <style:style style:name="P5" style:family="paragraph" style:parent-style-name="Standard">
      <style:text-properties officeooo:paragraph-rsid="000625ea"/>
    </style:style>
    <style:style style:name="P6" style:family="paragraph" style:parent-style-name="Standard">
      <style:text-properties officeooo:paragraph-rsid="00077980"/>
    </style:style>
    <style:style style:name="P7" style:family="paragraph" style:parent-style-name="Standard">
      <style:text-properties officeooo:paragraph-rsid="0007ffe5"/>
    </style:style>
    <style:style style:name="P8" style:family="paragraph" style:parent-style-name="Standard">
      <style:text-properties officeooo:paragraph-rsid="000be8c1"/>
    </style:style>
    <style:style style:name="P9" style:family="paragraph" style:parent-style-name="Standard">
      <style:paragraph-properties fo:break-before="page"/>
      <style:text-properties officeooo:paragraph-rsid="0007ffe5"/>
    </style:style>
    <style:style style:name="P10" style:family="paragraph" style:parent-style-name="Standard">
      <style:text-properties fo:font-weight="normal" officeooo:rsid="000be8c1" officeooo:paragraph-rsid="000be8c1" style:font-weight-asian="normal" style:font-weight-complex="normal"/>
    </style:style>
    <style:style style:name="P11" style:family="paragraph" style:parent-style-name="Standard">
      <style:text-properties fo:font-weight="normal" officeooo:rsid="000be8c1" officeooo:paragraph-rsid="0011dd67" style:font-weight-asian="normal" style:font-weight-complex="normal"/>
    </style:style>
    <style:style style:name="P12" style:family="paragraph" style:parent-style-name="Standard">
      <style:text-properties fo:font-weight="bold" officeooo:rsid="0011dd67" officeooo:paragraph-rsid="0011dd67" style:font-weight-asian="bold" style:font-weight-complex="bold"/>
    </style:style>
    <style:style style:name="T1" style:family="text">
      <style:text-properties officeooo:rsid="00055d8c"/>
    </style:style>
    <style:style style:name="T2" style:family="text">
      <style:text-properties officeooo:rsid="0009c8ea"/>
    </style:style>
    <style:style style:name="T3" style:family="text">
      <style:text-properties fo:font-weight="bold" officeooo:rsid="000625ea" style:font-weight-asian="bold" style:font-weight-complex="bold"/>
    </style:style>
    <style:style style:name="T4" style:family="text">
      <style:text-properties fo:font-weight="bold" officeooo:rsid="000fd3d0" style:font-weight-asian="bold" style:font-weight-complex="bold"/>
    </style:style>
    <style:style style:name="T5" style:family="text">
      <style:text-properties fo:font-weight="bold" officeooo:rsid="00077980" style:font-weight-asian="bold" style:font-weight-complex="bold"/>
    </style:style>
    <style:style style:name="T6" style:family="text">
      <style:text-properties fo:font-weight="bold" officeooo:rsid="0007ffe5" style:font-weight-asian="bold" style:font-weight-complex="bold"/>
    </style:style>
    <style:style style:name="T7" style:family="text">
      <style:text-properties fo:font-weight="bold" officeooo:rsid="000be8c1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1dd67"/>
    </style:style>
    <style:style style:name="T10" style:family="text">
      <style:text-properties fo:font-weight="normal" fo:background-color="#ffff00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Hjemme: </text:span><text:span text:style-name="T8">Explain feature-based stereotyping! Can you think of an example of the same process at work here in Norway? </text:span></text:p>
      <text:p text:style-name="Standard">* <text:span text:style-name="T1">uteplass</text:span></text:p>
      <text:p text:style-name="Standard">* <text:span text:style-name="T1">inngang/dør</text:span></text:p>
      <text:p text:style-name="Standard">* <text:span text:style-name="T1">stue</text:span></text:p>
      <text:p text:style-name="Standard">* <text:span text:style-name="T1">gang ved mitt rom</text:span></text:p>
      <text:p text:style-name="Standard">* <text:span text:style-name="T1">rommet mitt</text:span></text:p>
      <text:p text:style-name="Standard">* <text:span text:style-name="T1">hemsen min</text:span></text:p>
      <text:p text:style-name="P1"/>
      <text:p text:style-name="P5"><text:span text:style-name="T4">Kringsjå(hjemme): </text:span><text:span text:style-name="T8">What can we assess with the who-said-what paradigm and how can this be achieved? Why is categorization by sex automatic, but categorization by race not, according to evolutionary psychology? </text:span></text:p>
      <text:p text:style-name="P2">* t-bane</text:p>
      <text:p text:style-name="P2">* trapp</text:p>
      <text:p text:style-name="P2">* utenfor inngang</text:p>
      <text:p text:style-name="P2">* inngang</text:p>
      <text:p text:style-name="P2">* heis</text:p>
      <text:p text:style-name="P2">* gang <text:span text:style-name="T2">heis</text:span></text:p>
      <text:p text:style-name="P2">* <text:span text:style-name="T2">gang utenfor</text:span> leilighet</text:p>
      <text:p text:style-name="P2"/>
      <text:p text:style-name="P6"><text:span text:style-name="T5">Maria: </text:span><text:span text:style-name="T8">What is the shooter bias and how is it measured? If we were to assess the shooter bias against Non-Caucasians wearing Muslim headgear what result would you expect? Explain! </text:span></text:p>
      <text:p text:style-name="P2">* Utenfor hus</text:p>
      <text:p text:style-name="P2">* nede</text:p>
      <text:p text:style-name="P2">* trapp</text:p>
      <text:p text:style-name="P2">* oppe utenfor</text:p>
      <text:p text:style-name="P2">* gang</text:p>
      <text:p text:style-name="P2">* stue</text:p>
      <text:p text:style-name="P2">* soverom (Maria)</text:p>
      <text:p text:style-name="P2"/>
      <text:p text:style-name="P7"/>
      <text:p text:style-name="P9"><text:span text:style-name="T6">Forksningsparken: </text:span><text:span text:style-name="T8">How convincing is the evidence for Botox reducing emotion recognition accuracy? (to answer this question, you should also do a search for other studies on the same issue! </text:span></text:p>
      <text:p text:style-name="P3">* tbane (forksningsparken)</text:p>
      <text:p text:style-name="P3">* gå til bro</text:p>
      <text:p text:style-name="P3">* bro</text:p>
      <text:p text:style-name="P3">* 2. etasje</text:p>
      <text:p text:style-name="P3">* 3. etasje</text:p>
      <text:p text:style-name="P3">* Algol</text:p>
      <text:p text:style-name="P3">* utenfor heis</text:p>
      <text:p text:style-name="P3">* heis</text:p>
      <text:p text:style-name="P3">* ute av heis 5. etasje</text:p>
      <text:p text:style-name="P4">* gangen til lab</text:p>
      <text:p text:style-name="P4"/>
      <text:p text:style-name="P8"><text:span text:style-name="T7">Bestemor/bestefar (Storløkka): </text:span><text:span text:style-name="T8">Why do people react with elevated cortisol to not being mimicked? What is socially dependent cortisol reactivity? What implications might the present findings have for health models and health interventions? </text:span></text:p>
      <text:p text:style-name="P4">* utenfor gårdsplassen</text:p>
      <text:p text:style-name="P4">* I gårdsplassen</text:p>
      <text:p text:style-name="P4">* nede</text:p>
      <text:p text:style-name="P4">* trapp</text:p>
      <text:p text:style-name="P4">* oppe</text:p>
      <text:p text:style-name="P4">* I gang oppe</text:p>
      <text:p text:style-name="P4">* kjøkken</text:p>
      <text:p text:style-name="P4">* rom bak kjøkken</text:p>
      <text:p text:style-name="P4">* stue</text:p>
      <text:p text:style-name="P4"/>
      <text:p text:style-name="P12">Bestemor/bestefar (andre sia): <text:span text:style-name="T10">How does having a negative attitude towards someone influence facial responses to facial emotional expressions of that person?</text:span></text:p>
      <text:p text:style-name="P12"/>
      <text:p text:style-name="P11">* <text:span text:style-name="T9">Gårdsplass</text:span></text:p>
      <text:p text:style-name="P11">* <text:span text:style-name="T9">Garasje</text:span></text:p>
      <text:p text:style-name="P11">* <text:span text:style-name="T9">inne I gang nede</text:span></text:p>
      <text:p text:style-name="P11">* <text:span text:style-name="T9">trapp</text:span></text:p>
      <text:p text:style-name="P11">* <text:span text:style-name="T9">stue</text:span></text:p>
      <text:p text:style-name="P11">* <text:span text:style-name="T9">kjøkken</text:span></text:p>
      <text:p text:style-name="P11">* <text:span text:style-name="T9">trapp</text:span></text:p>
      <text:p text:style-name="P11">* <text:span text:style-name="T9">oppe etter tra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3:03:41.699000000</meta:creation-date>
    <dc:date>2015-04-22T21:43:47.205000000</dc:date>
    <meta:editing-duration>PT5H2M42S</meta:editing-duration>
    <meta:editing-cycles>5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53" meta:word-count="290" meta:character-count="1633" meta:non-whitespace-character-count="1391"/>
  </office:meta>
</office:document-meta>
</file>